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Pictures/100002000000000B0000000B70A9EE9903C9253B.gif" manifest:media-type="image/gif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PoM_1_10;0,2;0,1</text:p>
          </table:table-cell>
          <table:table-cell table:style-name="ce1" office:value-type="string" calcext:value-type="string">
            <text:p>PoM_1_10;0;0</text:p>
          </table:table-cell>
          <table:table-cell table:style-name="ce1" office:value-type="string" calcext:value-type="string">
            <text:p>PoM_1_20;0,6;0,1</text:p>
          </table:table-cell>
          <table:table-cell table:style-name="ce1" office:value-type="string" calcext:value-type="string">
            <text:p>PoM_1_20;0,6;0,5</text:p>
          </table:table-cell>
          <table:table-cell table:style-name="ce2" office:value-type="string" calcext:value-type="string">
            <text:p>PoM_10_20;0,2;01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3"/>
          <table:table-cell table:number-columns-repeated="1021"/>
        </table:table-row>
      </table:table>
      <table:table table:name="Chart" table:style-name="ta1">
        <table:shapes>
          <draw:frame draw:z-index="0" draw:style-name="gr1" draw:text-style-name="P1" svg:width="394.28mm" svg:height="195.49mm" svg:x="11.84mm" svg:y="15.41mm">
            <draw:object draw:notify-on-update-of-ranges="Data.A1:Data.A1 Data.A2:Data.A43 Data.B1:Data.B1 Data.B2:Data.B43 Data.C1:Data.C1 Data.C2:Data.C43 Data.D1:Data.D1 Data.D2:Data.D43 Data.E1:Data.E1 Data.E2:Data.E43 Data.F1:Data.F1 Data.F2:Data.F43 Data.G1:Data.G1 Data.G2:Data.G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ce4"/>
        <table:table-column table:style-name="co8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date" office:date-value="2019-10-26T01:00:50" calcext:value-type="date">
            <text:p>2019-10-26 01: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1:17" calcext:value-type="date">
            <text:p>2019-10-26 01:0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6T01:01:47" calcext:value-type="date">
            <text:p>2019-10-26 01:0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2:17" calcext:value-type="date">
            <text:p>2019-10-26 01:0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10-26T01:02:47" calcext:value-type="date">
            <text:p>2019-10-26 01:0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3:17" calcext:value-type="date">
            <text:p>2019-10-26 01:0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3:47" calcext:value-type="date">
            <text:p>2019-10-26 01:0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4:17" calcext:value-type="date">
            <text:p>2019-10-26 01:0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4:47" calcext:value-type="date">
            <text:p>2019-10-26 01:0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5:17" calcext:value-type="date">
            <text:p>2019-10-26 01: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0-26T01:05:47" calcext:value-type="date">
            <text:p>2019-10-26 01:0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6:17" calcext:value-type="date">
            <text:p>2019-10-26 01:0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6:47" calcext:value-type="date">
            <text:p>2019-10-26 01:0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0-26T01:07:17" calcext:value-type="date">
            <text:p>2019-10-26 01:07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0-26T01:07:47" calcext:value-type="date">
            <text:p>2019-10-26 01:0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8:17" calcext:value-type="date">
            <text:p>2019-10-26 01:0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10-26T01:08:47" calcext:value-type="date">
            <text:p>2019-10-26 01:0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9:17" calcext:value-type="date">
            <text:p>2019-10-26 01:0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09:47" calcext:value-type="date">
            <text:p>2019-10-26 01:0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0-26T01:10:17" calcext:value-type="date">
            <text:p>2019-10-26 01: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0:47" calcext:value-type="date">
            <text:p>2019-10-26 01: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0-26T01:11:17" calcext:value-type="date">
            <text:p>2019-10-26 01:1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10-26T01:11:47" calcext:value-type="date">
            <text:p>2019-10-26 01:1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2:17" calcext:value-type="date">
            <text:p>2019-10-26 01:1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2:47" calcext:value-type="date">
            <text:p>2019-10-26 01:1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10-26T01:13:17" calcext:value-type="date">
            <text:p>2019-10-26 01:1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0-26T01:13:47" calcext:value-type="date">
            <text:p>2019-10-26 01:1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4:17" calcext:value-type="date">
            <text:p>2019-10-26 01: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10-26T01:14:47" calcext:value-type="date">
            <text:p>2019-10-26 01:1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5:17" calcext:value-type="date">
            <text:p>2019-10-26 01: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9-10-26T01:15:47" calcext:value-type="date">
            <text:p>2019-10-26 01: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6:17" calcext:value-type="date">
            <text:p>2019-10-26 01:1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0-26T01:16:47" calcext:value-type="date">
            <text:p>2019-10-26 01:1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7:17" calcext:value-type="date">
            <text:p>2019-10-26 01:1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10-26T01:17:47" calcext:value-type="date">
            <text:p>2019-10-26 01:1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8:17" calcext:value-type="date">
            <text:p>2019-10-26 01: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9-10-26T01:18:47" calcext:value-type="date">
            <text:p>2019-10-26 01:1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0-26T01:19:17" calcext:value-type="date">
            <text:p>2019-10-26 01:1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19:47" calcext:value-type="date">
            <text:p>2019-10-26 01:1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10-26T01:20:17" calcext:value-type="date">
            <text:p>2019-10-26 01: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0-26T01:20:47" calcext:value-type="date">
            <text:p>2019-10-26 01: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6T01:21:17" calcext:value-type="date">
            <text:p>2019-10-26 01: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6T13:14:49.234696685</meta:creation-date>
    <dc:date>2019-10-26T14:28:59.372138040</dc:date>
    <meta:editing-duration>PT43M26S</meta:editing-duration>
    <meta:editing-cycles>8</meta:editing-cycles>
    <meta:generator>LibreOffice/6.3.3.1$Linux_X86_64 LibreOffice_project/30$Build-1</meta:generator>
    <meta:document-statistic meta:table-count="3" meta:cell-count="43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0B0000000B70A9EE9903C9253B.gif"/>
      </style:chart-properties>
      <style:graphic-properties svg:stroke-width="0.18cm" svg:stroke-color="#00ff66" svg:stroke-opacity="85%" draw:fill-color="#00ff66" draw:opacity="8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429cm" svg:height="19.55cm" xlink:href=".." xlink:type="simple" chart:class="chart:line" chart:style-name="ch1">
        <chart:title svg:x="15.94cm" svg:y="0.527cm" chart:style-name="ch2">
          <text:p>Different PID settings vs temperature</text:p>
        </chart:title>
        <chart:legend chart:legend-position="end" svg:x="35.201cm" svg:y="8.231cm" style:legend-expansion="high" chart:style-name="ch3"/>
        <chart:plot-area chart:style-name="ch4" table:cell-range-address="Data.A1:Data.G43" chart:data-source-has-labels="both" svg:x="1.799cm" svg:y="1.697cm" svg:width="32.614cm" svg:height="16.481cm">
          <chartooo:coordinate-region svg:x="2.42cm" svg:y="1.897cm" svg:width="31.806cm" svg:height="15.634cm"/>
          <chart:axis chart:dimension="x" chart:name="primary-x" chart:style-name="ch5" chartooo:axis-type="auto">
            <chartooo:date-scale/>
            <chart:title svg:x="17.692cm" svg:y="18.569cm" chart:style-name="ch6">
              <text:p>Time</text:p>
            </chart:title>
            <chart:categories table:cell-range-address="Data.A2:Data.A43"/>
          </chart:axis>
          <chart:axis chart:dimension="y" chart:name="primary-y" chart:style-name="ch7">
            <chart:title svg:x="0.451cm" svg:y="10.92cm" chart:style-name="ch8">
              <text:p>Temperature</text:p>
            </chart:title>
            <chart:grid chart:style-name="ch9" chart:class="major"/>
          </chart:axis>
          <chart:series chart:style-name="ch10" chart:values-cell-range-address="Data.B2:Data.B43" chart:label-cell-address="Data.B1:Data.B1" chart:class="chart:line">
            <chart:data-point chart:repeated="42"/>
          </chart:series>
          <chart:series chart:style-name="ch11" chart:values-cell-range-address="Data.C2:Data.C43" chart:label-cell-address="Data.C1:Data.C1" chart:class="chart:line">
            <chart:data-point chart:repeated="42"/>
          </chart:series>
          <chart:series chart:style-name="ch12" chart:values-cell-range-address="Data.D2:Data.D43" chart:label-cell-address="Data.D1:Data.D1" chart:class="chart:line">
            <chart:data-point chart:repeated="42"/>
          </chart:series>
          <chart:series chart:style-name="ch13" chart:values-cell-range-address="Data.E2:Data.E43" chart:label-cell-address="Data.E1:Data.E1" chart:class="chart:line">
            <chart:data-point chart:repeated="42"/>
          </chart:series>
          <chart:series chart:style-name="ch14" chart:values-cell-range-address="Data.F2:Data.F43" chart:label-cell-address="Data.F1:Data.F1" chart:class="chart:line">
            <chart:data-point chart:repeated="42"/>
          </chart:series>
          <chart:series chart:style-name="ch15" chart:values-cell-range-address="Data.G2:Data.G43" chart:label-cell-address="Data.G1:Data.G1" chart:class="chart:line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am</text:p>
                <draw:g>
                  <svg:desc>Data.B1:Data.B1</svg:desc>
                </draw:g>
              </table:table-cell>
              <table:table-cell office:value-type="string">
                <text:p>PoM_1_10;0,2;0,1</text:p>
                <draw:g>
                  <svg:desc>Data.C1:Data.C1</svg:desc>
                </draw:g>
              </table:table-cell>
              <table:table-cell office:value-type="string">
                <text:p>PoM_1_10;0;0</text:p>
                <draw:g>
                  <svg:desc>Data.D1:Data.D1</svg:desc>
                </draw:g>
              </table:table-cell>
              <table:table-cell office:value-type="string">
                <text:p>PoM_1_20;0,6;0,1</text:p>
                <draw:g>
                  <svg:desc>Data.E1:Data.E1</svg:desc>
                </draw:g>
              </table:table-cell>
              <table:table-cell office:value-type="string">
                <text:p>PoM_1_20;0,6;0,5</text:p>
                <draw:g>
                  <svg:desc>Data.F1:Data.F1</svg:desc>
                </draw:g>
              </table:table-cell>
              <table:table-cell office:value-type="string">
                <text:p>PoM_10_20;0,2;01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2:Data.A43</svg:desc>
                </draw:g>
              </table:table-cell>
              <table:table-cell office:value-type="float" office:value="20">
                <text:p>20</text:p>
                <draw:g>
                  <svg:desc>Data.B2:Data.B43</svg:desc>
                </draw:g>
              </table:table-cell>
              <table:table-cell office:value-type="float" office:value="20">
                <text:p>20</text:p>
                <draw:g>
                  <svg:desc>Data.C2:Data.C43</svg:desc>
                </draw:g>
              </table:table-cell>
              <table:table-cell office:value-type="float" office:value="21">
                <text:p>21</text:p>
                <draw:g>
                  <svg:desc>Data.D2:Data.D43</svg:desc>
                </draw:g>
              </table:table-cell>
              <table:table-cell office:value-type="float" office:value="21">
                <text:p>21</text:p>
                <draw:g>
                  <svg:desc>Data.E2:Data.E43</svg:desc>
                </draw:g>
              </table:table-cell>
              <table:table-cell office:value-type="float" office:value="21">
                <text:p>21</text:p>
                <draw:g>
                  <svg:desc>Data.F2:Data.F43</svg:desc>
                </draw:g>
              </table:table-cell>
              <table:table-cell office:value-type="float" office:value="22">
                <text:p>22</text:p>
                <draw:g>
                  <svg:desc>Data.G2:Data.G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1$Linux_X86_64 LibreOffice_project/3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